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arj-code">
      <style:paragraph-properties fo:margin-top="0in" fo:margin-bottom="0in"/>
    </style:style>
    <style:style style:name="P18" style:family="paragraph" style:parent-style-name="Text_20_body">
      <style:text-properties fo:font-size="16pt" style:font-size-asian="16pt" style:font-size-complex="16pt"/>
    </style:style>
    <style:style style:name="P19" style:family="paragraph" style:parent-style-name="Standard">
      <style:text-properties style:font-size-complex="11pt"/>
    </style:style>
    <style:style style:name="P20"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4"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5" style:family="paragraph" style:parent-style-name="Standard" style:list-style-name="WW8Num18">
      <style:paragraph-properties fo:margin-left="0in" fo:margin-right="0in" fo:margin-top="0.1945in" fo:margin-bottom="0in" fo:text-indent="0in" style:auto-text-indent="false"/>
    </style:style>
    <style:style style:name="P26"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8" style:family="paragraph" style:parent-style-name="Standard" style:list-style-name="WW8Num18">
      <style:paragraph-properties fo:margin-left="0in" fo:margin-right="0in" fo:margin-top="0in" fo:margin-bottom="0in" fo:text-indent="0in" style:auto-text-indent="false"/>
    </style:style>
    <style:style style:name="P29"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0"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1"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2" style:family="paragraph" style:parent-style-name="Standard" style:list-style-name="WW8Num18">
      <style:paragraph-properties fo:margin-left="0in" fo:margin-right="0in" fo:margin-top="0in" fo:margin-bottom="0.1945in" fo:text-indent="0in" style:auto-text-indent="false"/>
    </style:style>
    <style:style style:name="P33"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8" style:family="paragraph" style:parent-style-name="Heading_20_2">
      <style:paragraph-properties fo:margin-top="0.1665in" fo:margin-bottom="0.1945in"/>
    </style:style>
    <style:style style:name="P39" style:family="paragraph" style:parent-style-name="arj-chapternumber" style:master-page-name="Convert_20_3">
      <style:paragraph-properties style:page-number="auto"/>
    </style:style>
    <style:style style:name="P40" style:family="paragraph" style:parent-style-name="arj-chapter-nonumber" style:master-page-name="Convert_20_2">
      <style:paragraph-properties style:page-number="auto"/>
    </style:style>
    <style:style style:name="P41" style:family="paragraph" style:parent-style-name="arj-numlist">
      <style:paragraph-properties fo:margin-top="0.1945in" fo:margin-bottom="0in"/>
    </style:style>
    <style:style style:name="P42" style:family="paragraph" style:parent-style-name="arj-numlist">
      <style:paragraph-properties fo:margin-top="0in" fo:margin-bottom="0in"/>
    </style:style>
    <style:style style:name="P43"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arj-title"/>
      <text:p text:style-name="arj-title"/>
      <text:p text:style-name="arj-title"/>
      <text:p text:style-name="arj-title"/>
      <text:p text:style-name="arj-title"><text:bookmark-start text:name="prodname"/><text:text-input text:description="prodname">JBoss Transactions API 4.5.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8-12-11T11:21:50.99">12/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1:50.99">2008</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1">Administration of ArjunaTA<text:tab/>6</text:p>
          <text:p text:style-name="P22">Introduction<text:tab/>6</text:p>
          <text:p text:style-name="P22">ObjectStore management<text:tab/>6</text:p>
          <text:p text:style-name="P22">ArjunaTA runtime information<text:tab/>7</text:p>
          <text:p text:style-name="P22">Failure recovery administration<text:tab/>7</text:p>
          <text:p text:style-name="P22">The Recovery Manager<text:tab/>7</text:p>
          <text:p text:style-name="P22">Configuring the Recovery Manager<text:tab/>8</text:p>
          <text:p text:style-name="P22">Periodic Recovery<text:tab/>10</text:p>
          <text:p text:style-name="P22">Expired entry removal<text:tab/>12</text:p>
          <text:p text:style-name="P22">Errors and Exceptions<text:tab/>12</text:p>
          <text:p text:style-name="P22">Selecting the JTA implementation<text:tab/>13</text:p>
        </text:index-body>
      </text:table-of-content>
      <text:p text:style-name="P40"/>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844907289"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2074729821" text:continue-list="list844907289"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xml:id="list1614565369" text:style-name="WW8Num26">
        <text:list-item text:start-value="1">
          <text:p text:style-name="P39"/>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689451634" text:continue-list="list2074729821"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347666853"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8"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3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8">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104378796" text:style-name="WW8Num16">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2037521787" text:style-name="WW8Num14">
        <text:list-item>
          <text:p text:style-name="P23">Debugging level: this is where the log request with the DEBUG Level is generated from, e.g., constructors or basic methods. </text:p>
        </text:list-item>
        <text:list-item>
          <text:p text:style-name="P26"><text:soft-page-break/>Visibility level: the visibility of the constructor, method, etc. that generates the debugging. </text:p>
        </text:list-item>
        <text:list-item>
          <text:p text:style-name="P30">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1750953599" text:style-name="WW8Num13">
        <text:list-item>
          <text:p text:style-name="P33"><text:span text:style-name="T8">NO_DEBUGGING</text:span><text:span text:style-name="T10">:  No diagnostics. <text:line-break/>A logger object assigned with this values discard all debug requests </text:span></text:p>
        </text:list-item>
        <text:list-item>
          <text:p text:style-name="P35"><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0">Additional Debugging Values are: </text:p>
      <text:list xml:id="list1958097430" text:style-name="WW8Num17">
        <text:list-item>
          <text:p text:style-name="P34"><text:span text:style-name="T8">CONSTRUCTORS</text:span><text:span text:style-name="T10">: Diagnostics from constructors. </text:span></text:p>
        </text:list-item>
        <text:list-item>
          <text:p text:style-name="P37"><text:span text:style-name="T8">DESTRUCTORS</text:span><text:span text:style-name="T10">:  Diagnostics from finalizers. </text:span></text:p>
        </text:list-item>
        <text:list-item>
          <text:p text:style-name="P37"><text:span text:style-name="T8">CONSTRUCT_AND_DESTRUCT</text:span><text:span text:style-name="T10">: Diagnostics from constructors and finalizers. </text:span></text:p>
        </text:list-item>
        <text:list-item>
          <text:p text:style-name="P37"><text:span text:style-name="T8">FUNCTIONS</text:span><text:span text:style-name="T10">:  Diagnostics from functions. </text:span></text:p>
        </text:list-item>
        <text:list-item>
          <text:p text:style-name="P37"><text:span text:style-name="T8">OPERATORS</text:span><text:span text:style-name="T10">:  Diagnostics from operators, such as equals. </text:span></text:p>
        </text:list-item>
        <text:list-item>
          <text:p text:style-name="P37"><text:span text:style-name="T8">FUNCS_AND_OPS</text:span><text:span text:style-name="T10">: Diagnostics from functions and operations. </text:span></text:p>
        </text:list-item>
        <text:list-item>
          <text:p text:style-name="P37"><text:span text:style-name="T8">ALL_NON_TRIVIAL</text:span><text:span text:style-name="T10">: Diagnostics from all non-trivial operations. </text:span></text:p>
        </text:list-item>
        <text:list-item>
          <text:p text:style-name="P37"><text:span text:style-name="T8">TRIVIAL_FUNCS</text:span><text:span text:style-name="T10">:  Diagnostics from trivial functions. </text:span></text:p>
        </text:list-item>
        <text:list-item>
          <text:p text:style-name="P37"><text:span text:style-name="T8">TRIVIAL_OPERATORS</text:span><text:span text:style-name="T10">: Diagnostics from trivial operations, and operators. </text:span></text:p>
        </text:list-item>
        <text:list-item>
          <text:p text:style-name="P36"><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1115935458" text:style-name="WW8Num11">
        <text:list-item>
          <text:p text:style-name="P24">VIS_NONE:  No Diagnostic </text:p>
        </text:list-item>
        <text:list-item>
          <text:p text:style-name="P27">VIS_PRIVATE :  only from private methods. </text:p>
        </text:list-item>
        <text:list-item>
          <text:p text:style-name="P27">VIS_PROTECTED  only from protected methods. </text:p>
        </text:list-item>
        <text:list-item>
          <text:p text:style-name="P27">VIS_PUBLIC   only from public methods. </text:p>
        </text:list-item>
        <text:list-item>
          <text:p text:style-name="P27">VIS_PACKAGE   only from package methods. </text:p>
        </text:list-item>
        <text:list-item>
          <text:p text:style-name="P31">VIS_ALL:  Full Diagnostic </text:p>
        </text:list-item>
      </text:list>
      <text:p text:style-name="Standard">Facility Code – ArjunaTA uses the following values defined in the class <text:span text:style-name="T6">com.arjuna.common.util.logging.VisibilityLevel</text:span></text:p>
      <text:list xml:id="list1151653201" text:style-name="WW8Num18">
        <text:list-item>
          <text:p text:style-name="P25">FAC_ATOMIC_ACTION = 0x0000001 (atomic action core module).</text:p>
        </text:list-item>
        <text:list-item>
          <text:p text:style-name="P28">FAC_BUFFER_MAN = 0x00000004 (state management (buffer) classes).</text:p>
        </text:list-item>
        <text:list-item>
          <text:p text:style-name="P29"><text:soft-page-break/>FAC_ABSTRACT_REC = 0x00000008 (abstract records).</text:p>
        </text:list-item>
        <text:list-item>
          <text:p text:style-name="P28">FAC_OBJECT_STORE = 0x00000010 (object store implementations).</text:p>
        </text:list-item>
        <text:list-item>
          <text:p text:style-name="P28">FAC_STATE_MAN = 0x00000020 (state management and StateManager).</text:p>
        </text:list-item>
        <text:list-item>
          <text:p text:style-name="P28">FAC_SHMEM = 0x00000040 (shared memory implementation classes).</text:p>
        </text:list-item>
        <text:list-item>
          <text:p text:style-name="P28">FAC_GENERAL = 0x00000080 (general classes).</text:p>
        </text:list-item>
        <text:list-item>
          <text:p text:style-name="P28">FAC_CRASH_RECOVERY = 0x00000800 (detailed trace of crash recovery module and classes).</text:p>
        </text:list-item>
        <text:list-item>
          <text:p text:style-name="P28">FAC_THREADING = 0x00002000 (threading classes).</text:p>
        </text:list-item>
        <text:list-item>
          <text:p text:style-name="P28">AC_JDBC = 0x00008000 (JDBC 1.0 and 2.0 support).</text:p>
        </text:list-item>
        <text:list-item>
          <text:p text:style-name="P32">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7">&lt;!-- <text:s/>Common logging related properties. <text:s text:c="2"/>--&gt;</text:p>
      <text:p text:style-name="P17"><text:s text:c="6"/>&lt;property</text:p>
      <text:p text:style-name="P17"><text:s text:c="8"/>name="com.arjuna.common.util.logging.DebugLevel"</text:p>
      <text:p text:style-name="P17"><text:s text:c="8"/>value="0x00000000"/&gt;</text:p>
      <text:p text:style-name="P17"><text:s text:c="6"/>&lt;property<text:line-break/> <text:s text:c="7"/>name="com.arjuna.common.util.logging.FacilityLevel"</text:p>
      <text:p text:style-name="P17"><text:s text:c="8"/>value="0xffffffff"/&gt;</text:p>
      <text:p text:style-name="P17"><text:s text:c="6"/>&lt;property<text:line-break/> <text:s text:c="7"/>name="com.arjuna.common.util.logging.VisibilityLevel"</text:p>
      <text:p text:style-name="P17"><text:s text:c="8"/>value="0xffffffff"/&gt;</text:p>
      <text:list xml:id="list1302438363" text:continue-list="list1104378796" text:style-name="WW8Num16">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322710049" text:continue-numbering="true"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text:soft-page-break/>com.arjuna.ats.arjuna.recovery.recoveryExtension2 = com.arjuna.ats.txoj.recovery.TORecoveryModule</text:p>
      <text:h text:style-name="P38"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text:soft-page-break/>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1953178329" text:continue-list="list689451634"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oft-page-break/><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2006947619" text:continue-list="list1953178329"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689645362" text:continue-list="list322710049" text:style-name="WW8Num16">
        <text:list-item>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577651172" text:style-name="WW8Num20">
        <text:list-item>
          <text:p text:style-name="P41">make sure the property com.arjuna.ats.jta.jtaTMImplementation is set to com.arjuna.ats.internal.jta.transaction.arjunacore.TransactionManagerImple.</text:p>
        </text:list-item>
        <text:list-item>
          <text:p text:style-name="P42">make sure the property com.arjuna.ats.jta.jtaUTImplementation is set to com.arjuna.ats.internal.jta.transaction.arjunacore.UserTransactionImple.</text:p>
        </text:list-item>
      </text:list>
      <text:list xml:id="list1593355289" text:continue-list="list1689645362" text:style-name="WW8Num16">
        <text:list-item>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8-12-11T11:21:50.99">12/11/08</text:date><text:tab/><text:span text:style-name="Page_20_Number"><text:page-number text:select-page="current">12</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8-12-11T11:21:50.99">12/11/08</text:date><text:tab/><text:span text:style-name="Page_20_Number"><text:page-number text:select-page="current">12</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8-12-11T11:21:50.99">12/11/08</text:date><text:span text:style-name="Page_20_Number"><text:tab/></text:span><text:span text:style-name="Page_20_Number"><text:page-number text:select-page="current">12</text:page-number></text:span></text:p>
      </style:footer>
      <style:footer-left>
        <text:p text:style-name="MP3"><text:span text:style-name="Page_20_Number"><text:page-number text:select-page="current">12</text:page-number></text:span><text:span text:style-name="Page_20_Number"><text:tab/>ATA-AG-</text:span><text:span text:style-name="Page_20_Number"><text:date style:data-style-name="N37" text:date-value="2008-12-11T11:21:50.99">12/11/08</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2</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4.0</text:bookmark-ref><text:bookmark-ref text:reference-format="text" text:ref-name="docname">Administration Guide</text:bookmark-ref></text:p>
      </style:header-left>
      <style:footer>
        <text:p text:style-name="MP9"><text:page-number text:select-page="current">12</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2</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2</text:page-number></text:p>
      </style:footer>
      <style:footer-left>
        <text:p text:style-name="Footer"><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9:52:00</meta:creation-date>
    <dc:creator>Jonathan Halliday</dc:creator>
    <dc:date>2008-12-11T11:21:51</dc:date>
    <meta:print-date>2008-03-13T15:16:00</meta:print-date>
    <dc:language>en-US</dc:language>
    <meta:editing-cycles>52</meta:editing-cycles>
    <meta:editing-duration>PT05H39M00S</meta:editing-duration>
    <meta:document-statistic meta:table-count="1" meta:image-count="1" meta:object-count="0" meta:page-count="14" meta:paragraph-count="198" meta:word-count="3776" meta:character-count="26357"/>
    <meta:user-defined meta:name="Info 1"/>
    <meta:user-defined meta:name="Info 2"/>
    <meta:user-defined meta:name="Info 3"/>
    <meta:user-defined meta:name="Info 4"/>
  </office:meta>
</office:document-meta>
</file>